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.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itat aus dem Skript Konjunktur, Beschäftigung,Außenwirtschaft von Prof. Dr. Englmann</text:p>
      <text:p text:style-name="Standard"/>
      <text:p text:style-name="Standard">Staatsverschuldung</text:p>
      <text:p text:style-name="Standard"/>
      <text:p text:style-name="Standard"><draw:frame draw:style-name="fr1" draw:name="Objekt1" text:anchor-type="as-char" svg:y="-0.377cm" svg:width="4.49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i: Nominalzins</text:p>
      <text:p text:style-name="Standard">B: Staatsschuled</text:p>
      <text:p text:style-name="Standard">T: Netto-Transfereinahmen des Staates Steuern plus Einnahmen der gesetzlichen Sozialversicheungen abzüglich der staatlichen Transferzalungen</text:p>
      <text:p text:style-name="Standard"/>
      <text:p text:style-name="Standard"><draw:frame draw:style-name="fr1" draw:name="Objekt2" text:anchor-type="as-char" svg:y="-0.377cm" svg:width="3.83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Objekt3" text:anchor-type="as-char" svg:y="-0.386cm" svg:width="5.884cm" svg:height="0.47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Das Budgetdefizit kann im Prinzip durch Geldschöpfung oder den Verkauf von Staatsschuldtiteln finanziert werden.</text:p>
      <text:p text:style-name="Standard"/>
      <text:p text:style-name="Standard">hIn der Eurozone ist die Finanzierung von Budgetdefiziten durch die Zentralbanken (noch) verboten. Deshalb gilt:</text:p>
      <text:p text:style-name="Standard"/>
      <text:p text:style-name="Standard"><draw:frame draw:style-name="fr1" draw:name="Objekt4" text:anchor-type="as-char" svg:y="-0.386cm" svg:width="2.505cm" svg:height="0.47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kt5" text:anchor-type="as-char" svg:y="-0.63cm" svg:width="3.364cm" svg:height="1.0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kt6" text:anchor-type="as-char" svg:y="-0.437cm" svg:width="3.35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kt7" text:anchor-type="as-char" svg:y="-0.63cm" svg:width="2.718cm" svg:height="1.0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kt8" text:anchor-type="as-char" svg:y="-0.619cm" svg:width="3.96cm" svg:height="1.05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kt9" text:anchor-type="as-char" svg:y="-0.437cm" svg:width="1.65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1" draw:name="Objekt10" text:anchor-type="as-char" svg:y="-0.437cm" svg:width="2.745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kt11" text:anchor-type="as-char" svg:y="-0.63cm" svg:width="3.039cm" svg:height="1.06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1" draw:name="Objekt12" text:anchor-type="as-char" svg:y="-0.63cm" svg:width="2.392cm" svg:height="1.06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mit <draw:frame draw:style-name="fr1" draw:name="Objekt13" text:anchor-type="as-char" svg:y="-0.681cm" svg:width="1.519cm" svg:height="1.1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<text:soft-page-break/><draw:frame draw:style-name="fr1" draw:name="Objekt14" text:anchor-type="as-char" svg:y="-0.437cm" svg:width="3.425cm" svg:height="0.54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Die Differenz aus Nominalzins und Wachstumsrate des nominalen Nationaleinkommens ist gleich der Differenz aus Realzins und Wachstumsrate des realen Nationaleinkommens.</text:p>
      <text:p text:style-name="Standard"/>
      <text:p text:style-name="Standard"><draw:frame draw:style-name="fr1" draw:name="Objekt15" text:anchor-type="as-char" svg:y="-0.459cm" svg:width="3.556cm" svg:height="0.56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21:01.33</meta:creation-date>
    <dc:date>2012-10-16T16:21:35.78</dc:date>
    <meta:editing-duration>PT45M22S</meta:editing-duration>
    <meta:editing-cycles>2</meta:editing-cycles>
    <meta:generator>LibreOffice/3.5$Windows_x86 LibreOffice_project/235ab8a-3802056-4a8fed3-2d66ea8-e241b80</meta:generator>
    <meta:document-statistic meta:table-count="0" meta:image-count="0" meta:object-count="15" meta:page-count="2" meta:paragraph-count="23" meta:word-count="79" meta:character-count="683" meta:non-whitespace-character-count="597"/>
  </office:meta>
</office:document-meta>
</file>

<file path=Object 1/content.xml><?xml version="1.0" encoding="utf-8"?>
<math xmlns="http://www.w3.org/1998/Math/MathML">
  <semantics>
    <mrow>
      <mrow>
        <mi mathvariant="italic">Budgetdefizit</mi>
        <mo stretchy="false">=</mo>
        <mrow>
          <mrow>
            <mi>G</mi>
            <mo stretchy="false">+</mo>
            <mi mathvariant="italic">iB</mi>
          </mrow>
          <mo stretchy="false">−</mo>
          <mi>T</mi>
        </mrow>
      </mrow>
    </mrow>
    <annotation encoding="StarMath 5.0">Budgetdefizit=G+iB-T</annotation>
  </semantics>
</math>
</file>

<file path=Object 10/content.xml><?xml version="1.0" encoding="utf-8"?>
<math xmlns="http://www.w3.org/1998/Math/MathML">
  <semantics>
    <mrow>
      <mrow>
        <mover accent="true">
          <mi>B</mi>
          <mo stretchy="false">˙</mo>
        </mover>
        <mo stretchy="false">=</mo>
        <mrow>
          <mrow>
            <mover accent="true">
              <mi>b</mi>
              <mo stretchy="false">˙</mo>
            </mover>
            <mo stretchy="false">⋅</mo>
            <msup>
              <mi>Y</mi>
              <mi>n</mi>
            </msup>
          </mrow>
          <mo stretchy="false">+</mo>
          <mrow>
            <mi>b</mi>
            <mo stretchy="false">⋅</mo>
            <mover accent="true">
              <msup>
                <mi>Y</mi>
                <mi>n</mi>
              </msup>
              <mo stretchy="false">˙</mo>
            </mover>
          </mrow>
        </mrow>
      </mrow>
    </mrow>
    <annotation encoding="StarMath 5.0">dot B=dot b cdot Y^n+b cdot dot Y^n </annotation>
  </semantics>
</math>
</file>

<file path=Object 11/content.xml><?xml version="1.0" encoding="utf-8"?>
<math xmlns="http://www.w3.org/1998/Math/MathML">
  <semantics>
    <mrow>
      <mfrac>
        <mrow>
          <mover accent="true">
            <mi>B</mi>
            <mo stretchy="false">˙</mo>
          </mover>
        </mrow>
        <mrow>
          <msup>
            <mi>Y</mi>
            <mi>n</mi>
          </msup>
        </mrow>
      </mfrac>
      <mi mathvariant="normal">:</mi>
      <mi mathvariant="italic">Defizitquote</mi>
    </mrow>
    <annotation encoding="StarMath 5.0">{dot B} over {Y^n}: Defizitquote </annotation>
  </semantics>
</math>
</file>

<file path=Object 12/content.xml><?xml version="1.0" encoding="utf-8"?>
<math xmlns="http://www.w3.org/1998/Math/MathML">
  <semantics>
    <mrow>
      <mrow>
        <mfrac>
          <mrow>
            <mover accent="true">
              <mi>B</mi>
              <mo stretchy="false">˙</mo>
            </mover>
          </mrow>
          <mrow>
            <msup>
              <mi>Y</mi>
              <mi>n</mi>
            </msup>
          </mrow>
        </mfrac>
        <mo stretchy="false">=</mo>
        <mrow>
          <mover accent="true">
            <mi>b</mi>
            <mo stretchy="false">˙</mo>
          </mover>
          <mo stretchy="false">+</mo>
          <mrow>
            <mi>b</mi>
            <mo stretchy="false">⋅</mo>
            <mover accent="true">
              <msup>
                <mi>Y</mi>
                <mi>n</mi>
              </msup>
              <mo stretchy="false">̂</mo>
            </mover>
          </mrow>
        </mrow>
      </mrow>
    </mrow>
    <annotation encoding="StarMath 5.0">{dot B} over {Y^n}=dot b+b cdot hat Y^n  </annotation>
  </semantics>
</math>
</file>

<file path=Object 13/content.xml><?xml version="1.0" encoding="utf-8"?>
<math xmlns="http://www.w3.org/1998/Math/MathML">
  <semantics>
    <mrow>
      <mrow>
        <mover accent="true">
          <msup>
            <mi>Y</mi>
            <mi>n</mi>
          </msup>
          <mo stretchy="false">̂</mo>
        </mover>
        <mo stretchy="false">=</mo>
        <mfrac>
          <mrow>
            <mover accent="true">
              <msup>
                <mi>Y</mi>
                <mi>n</mi>
              </msup>
              <mo stretchy="false">˙</mo>
            </mover>
          </mrow>
          <mrow>
            <msup>
              <mi>Y</mi>
              <mi>n</mi>
            </msup>
          </mrow>
        </mfrac>
      </mrow>
    </mrow>
    <annotation encoding="StarMath 5.0">hat Y^n={dot Y^n} over {Y^n} </annotation>
  </semantics>
</math>
</file>

<file path=Object 14/content.xml><?xml version="1.0" encoding="utf-8"?>
<math xmlns="http://www.w3.org/1998/Math/MathML">
  <semantics>
    <mrow>
      <mrow>
        <mover accent="true">
          <mi>b</mi>
          <mo stretchy="false">˙</mo>
        </mover>
        <mo stretchy="false">=</mo>
        <mrow>
          <mrow>
            <mi>g</mi>
            <mo stretchy="false">−</mo>
            <mi>t</mi>
          </mrow>
          <mo stretchy="false">+</mo>
          <mrow>
            <mrow>
              <mo stretchy="false">(</mo>
              <mrow>
                <mrow>
                  <mi>i</mi>
                  <mo stretchy="false">−</mo>
                  <msup>
                    <mi>Y</mi>
                    <mi>n</mi>
                  </msup>
                </mrow>
              </mrow>
              <mo stretchy="false">)</mo>
            </mrow>
            <mo stretchy="false">⋅</mo>
            <mi>b</mi>
          </mrow>
        </mrow>
      </mrow>
    </mrow>
    <annotation encoding="StarMath 5.0">dot b=g-t+(i-Y^n) cdot b</annotation>
  </semantics>
</math>
</file>

<file path=Object 15/content.xml><?xml version="1.0" encoding="utf-8"?>
<math xmlns="http://www.w3.org/1998/Math/MathML">
  <semantics>
    <mrow>
      <mrow>
        <mover accent="true">
          <mi>b</mi>
          <mo stretchy="false">˙</mo>
        </mover>
        <mo stretchy="false">=</mo>
        <mrow>
          <mrow>
            <mi>g</mi>
            <mo stretchy="false">−</mo>
            <mi>t</mi>
          </mrow>
          <mo stretchy="false">−</mo>
          <mrow>
            <mrow>
              <mo stretchy="false">(</mo>
              <mrow>
                <mrow>
                  <mover accent="true">
                    <msup>
                      <mi>Y</mi>
                      <mi>n</mi>
                    </msup>
                    <mo stretchy="false">̂</mo>
                  </mover>
                  <mo stretchy="false">−</mo>
                  <mi>r</mi>
                </mrow>
              </mrow>
              <mo stretchy="false">)</mo>
            </mrow>
            <mo stretchy="false">⋅</mo>
            <mi>b</mi>
          </mrow>
        </mrow>
      </mrow>
    </mrow>
    <annotation encoding="StarMath 5.0">dot b=g-t-(hat Y^n-r)cdot b</annotation>
  </semantics>
</math>
</file>

<file path=Object 2/content.xml><?xml version="1.0" encoding="utf-8"?>
<math xmlns="http://www.w3.org/1998/Math/MathML">
  <semantics>
    <mrow>
      <mrow>
        <mi mathvariant="italic">Primärdefizit</mi>
        <mo stretchy="false">=</mo>
        <mrow>
          <mi>G</mi>
          <mo stretchy="false">−</mo>
          <mi>T</mi>
        </mrow>
      </mrow>
    </mrow>
    <annotation encoding="StarMath 5.0">Primärdefizit=G-T
</annotation>
  </semantics>
</math>
</file>

<file path=Object 3/content.xml><?xml version="1.0" encoding="utf-8"?>
<math xmlns="http://www.w3.org/1998/Math/MathML">
  <semantics>
    <mrow>
      <mrow>
        <mrow>
          <mi mathvariant="italic">Budgetdefizit</mi>
          <mo stretchy="false">=</mo>
          <mrow>
            <mrow>
              <mi>G</mi>
              <mo stretchy="false">+</mo>
              <mi mathvariant="italic">iB</mi>
            </mrow>
            <mo stretchy="false">−</mo>
            <mi>T</mi>
          </mrow>
        </mrow>
        <mo stretchy="false">=</mo>
        <mrow>
          <mover accent="true">
            <mi>M</mi>
            <mo stretchy="false">˙</mo>
          </mover>
          <mo stretchy="false">+</mo>
          <mover accent="true">
            <mi>B</mi>
            <mo stretchy="false">˙</mo>
          </mover>
        </mrow>
      </mrow>
    </mrow>
    <annotation encoding="StarMath 5.0">Budgetdefizit=G+iB-T=dot M + dot B
 </annotation>
  </semantics>
</math>
</file>

<file path=Object 4/content.xml><?xml version="1.0" encoding="utf-8"?>
<math xmlns="http://www.w3.org/1998/Math/MathML">
  <semantics>
    <mrow>
      <mrow>
        <mover accent="true">
          <mi>B</mi>
          <mo stretchy="false">˙</mo>
        </mover>
        <mo stretchy="false">=</mo>
        <mrow>
          <mrow>
            <mi>G</mi>
            <mo stretchy="false">−</mo>
            <mi>T</mi>
          </mrow>
          <mo stretchy="false">+</mo>
          <mi mathvariant="italic">iB</mi>
        </mrow>
      </mrow>
    </mrow>
    <annotation encoding="StarMath 5.0">dot B=G-T+iB
</annotation>
  </semantics>
</math>
</file>

<file path=Object 5/content.xml><?xml version="1.0" encoding="utf-8"?>
<math xmlns="http://www.w3.org/1998/Math/MathML">
  <semantics>
    <mrow>
      <mrow>
        <mfrac>
          <mrow>
            <mover accent="true">
              <mi>B</mi>
              <mo stretchy="false">˙</mo>
            </mover>
          </mrow>
          <mrow>
            <msup>
              <mi>Y</mi>
              <mi>n</mi>
            </msup>
          </mrow>
        </mfrac>
        <mo stretchy="false">=</mo>
        <mrow>
          <mrow>
            <mfrac>
              <mrow>
                <mi>G</mi>
              </mrow>
              <mrow>
                <msup>
                  <mi>Y</mi>
                  <mi>n</mi>
                </msup>
              </mrow>
            </mfrac>
            <mo stretchy="false">+</mo>
            <mfrac>
              <mrow>
                <mi>T</mi>
              </mrow>
              <mrow>
                <msup>
                  <mi>Y</mi>
                  <mi>n</mi>
                </msup>
              </mrow>
            </mfrac>
          </mrow>
          <mo stretchy="false">+</mo>
          <mfrac>
            <mrow>
              <mi>i</mi>
              <mo stretchy="false">⋅</mo>
              <mrow>
                <mi>B</mi>
              </mrow>
            </mrow>
            <mrow>
              <msup>
                <mi>Y</mi>
                <mi>n</mi>
              </msup>
            </mrow>
          </mfrac>
        </mrow>
      </mrow>
    </mrow>
    <annotation encoding="StarMath 5.0">{dot B} over {Y^n} ={G} over {Y^n}+{T} over {Y^n}+i cdot {B} over {Y^n}</annotation>
  </semantics>
</math>
</file>

<file path=Object 6/content.xml><?xml version="1.0" encoding="utf-8"?>
<math xmlns="http://www.w3.org/1998/Math/MathML">
  <semantics>
    <mrow>
      <msup>
        <mi>Y</mi>
        <mrow>
          <mi>n</mi>
        </mrow>
      </msup>
      <mi mathvariant="normal">:</mi>
      <mi mathvariant="italic">nominales</mi>
      <mi mathvariant="italic">BIP</mi>
    </mrow>
    <annotation encoding="StarMath 5.0">Y^{n}:nominales BIP
</annotation>
  </semantics>
</math>
</file>

<file path=Object 7/content.xml><?xml version="1.0" encoding="utf-8"?>
<math xmlns="http://www.w3.org/1998/Math/MathML">
  <semantics>
    <mrow>
      <mrow>
        <mfrac>
          <mrow>
            <mover accent="true">
              <mi>B</mi>
              <mo stretchy="false">˙</mo>
            </mover>
          </mrow>
          <mrow>
            <msup>
              <mi>Y</mi>
              <mi>n</mi>
            </msup>
          </mrow>
        </mfrac>
        <mo stretchy="false">=</mo>
        <mrow>
          <mrow>
            <mi>g</mi>
            <mo stretchy="false">−</mo>
            <mi>t</mi>
          </mrow>
          <mo stretchy="false">+</mo>
          <mrow>
            <mi>i</mi>
            <mo stretchy="false">⋅</mo>
            <mi>B</mi>
          </mrow>
        </mrow>
      </mrow>
    </mrow>
    <annotation encoding="StarMath 5.0">{dot B} over {Y^n}=g-t+i cdot B </annotation>
  </semantics>
</math>
</file>

<file path=Object 8/content.xml><?xml version="1.0" encoding="utf-8"?>
<math xmlns="http://www.w3.org/1998/Math/MathML">
  <semantics>
    <mrow>
      <mrow>
        <mi>g</mi>
        <mo stretchy="false">=</mo>
        <mfrac>
          <mrow>
            <mi>G</mi>
          </mrow>
          <mrow>
            <msup>
              <mi>Y</mi>
              <mi>n</mi>
            </msup>
          </mrow>
        </mfrac>
      </mrow>
      <mi>;</mi>
      <mrow>
        <mi>b</mi>
        <mo stretchy="false">=</mo>
        <mfrac>
          <mrow>
            <mi>B</mi>
          </mrow>
          <mrow>
            <msup>
              <mi>Y</mi>
              <mi>n</mi>
            </msup>
          </mrow>
        </mfrac>
      </mrow>
      <mi>;</mi>
      <mrow>
        <mi>t</mi>
        <mo stretchy="false">=</mo>
        <mfrac>
          <mrow>
            <mi>T</mi>
          </mrow>
          <mrow>
            <msup>
              <mi>Y</mi>
              <mi>n</mi>
            </msup>
          </mrow>
        </mfrac>
      </mrow>
    </mrow>
    <annotation encoding="StarMath 5.0">g={G} over {Y^n} ; b= {B} over {Y^n}; t={T} over {Y^n}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i>b</mi>
          <mo stretchy="false">⋅</mo>
          <msup>
            <mi>Y</mi>
            <mi>n</mi>
          </msup>
        </mrow>
      </mrow>
    </mrow>
    <annotation encoding="StarMath 5.0">B=b cdot Y^n</annotation>
  </semantics>
</math>
</file>